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AssertionTests.hamcrestMatcherWithParameterized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AssertionTests.hamcr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AssertionTest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AssertionTests.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sicControll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AssertionTest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